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25-05-29 0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25-04-30 0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25-04-02 0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25-03-03 1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24-12-02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24-11-04 0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24-10-02 0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24-09-04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24-04-03 0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23-12-19 0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23-11-20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23-10-18 0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23-08-23 0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23-05-23 0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23-04-19 0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23-03-21 0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23-02-22 0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22-10-25 0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22-07-21 0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22-04-11 0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22-01-12 0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21-10-06 0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21-07-01 0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21-04-14 0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21-01-07 0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20-11-03 1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20-09-28 0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20-09-01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20-08-04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20-07-08 0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20-06-02 0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20-05-05 0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20-03-03 0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20-02-04 0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20-01-09 0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9-12-03 0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9-10-28 0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9-10-03 0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9-09-10 0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9-08-07 0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9-07-10 0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9-05-30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9-05-07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9-04-01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9-03-04 0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9-02-05 0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9-01-09 0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8-12-04 0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8-11-07 0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8-10-01 0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8-08-30 0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8-08-07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8-07-10 0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8-06-05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8-05-07 0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8-04-04 0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8-03-07 0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8-02-05 0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8-01-11 0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7-12-04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7-11-07 0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7-10-12 0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7-08-31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7-08-03 0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7-06-28 0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7-06-07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7-05-02 0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7-04-0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7-03-02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7-02-02 0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7-01-09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6-12-06 0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6-11-07 0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6-10-05 0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6-09-06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6-08-0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6-07-07 0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6-06-02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6-05-04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6-04-07 0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6-03-01 0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6-02-02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6-01-05 0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5-12-01 1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5-11-05 0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5-10-06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5-09-03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5-08-05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5-07-09 0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5-06-04 0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5-05-04 0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5-04-02 0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5-03-04 0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5-02-02 0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5-01-14 0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4-12-02 0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4-10-30 0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4-10-02 0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4-07-3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4-07-07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4-06-05 0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4-05-07 0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4-04-03 0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4-03-05 1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4-02-05 0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4-01-08 0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3-12-10 0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3-11-05 0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3-10-10 0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3-09-10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3-08-12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3-07-15 0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3-06-05 0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3-04-11 0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3-03-08 0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3-02-07 0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7</text:p>
          </table:table-cell>
          <table:table-cell office:value-type="string" calcext:value-type="string">
            <text:p>S-0045</text:p>
          </table:table-cell>
          <table:table-cell office:value-type="string" calcext:value-type="string">
            <text:p>2013-01-10 0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50" meta:object-count="0"/>
    <meta:user-defined meta:name="AppVersion">3.0</meta:user-defined>
  </office:meta>
</office:document-meta>
</file>